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 style:list-style-name="L2">
      <style:text-properties fo:language="ru" fo:country="RU"/>
    </style:style>
    <style:style style:name="P4" style:family="paragraph" style:parent-style-name="Standard" style:list-style-name="L3">
      <style:text-properties fo:language="ru" fo:country="RU"/>
    </style:style>
    <style:style style:name="P5" style:family="paragraph" style:parent-style-name="Standard" style:list-style-name="L2"/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015-09-06</text:p>
      <text:p text:style-name="P2"/>
      <text:p text:style-name="P2">17:45</text:p>
      <text:p text:style-name="P2"><text:span text:style-name="T1"/></text:p>
      <text:p text:style-name="P2"><text:span text:style-name="T1">1. System_allocator.</text:span></text:p>
      <text:p text:style-name="P2"><text:span text:style-name="T1"/></text:p>
      <text:p text:style-name="P2"><text:span text:style-name="T1">1.1. </text:span>Вопрос.</text:p>
      <text:p text:style-name="P2">Стоит ли оформить <text:span text:style-name="T1">System_allocator </text:span>как <text:span text:style-name="T1">Singleton?</text:span></text:p>
      <text:p text:style-name="P2"><text:span text:style-name="T1"/></text:p>
      <text:p text:style-name="P2"><text:span text:style-name="T1">1.2. </text:span>Обуждение.</text:p>
      <text:p text:style-name="P2"/>
      <text:p text:style-name="P2">Объект класса <text:span text:style-name="T1">System_allocator (concrete class).</text:span></text:p>
      <text:p text:style-name="P1"><text:span text:style-name="T2">Поведение</text:span>:</text:p>
      <text:list xml:id="list1026221368081767400" text:style-name="L2">
        <text:list-item>
          <text:p text:style-name="P5"><text:span text:style-name="T2">не владеет памятью - абстракция от стандартной библиотеки</text:span></text:p>
        </text:list-item>
        <text:list-item>
          <text:p text:style-name="P5"><text:span text:style-name="T2">предоставление памяти из выделенной системой для приложения кучи</text:span></text:p>
        </text:list-item>
        <text:list-item>
          <text:p text:style-name="P5"><text:span text:style-name="T2">в случае нехватки памяти в выделенной для приложения куче стандартной библиотекой у системы запрашивается дополнительная память</text:span></text:p>
        </text:list-item>
        <text:list-item>
          <text:p text:style-name="P3">логгирование выделения и освобождения</text:p>
        </text:list-item>
        <text:list-item>
          <text:p text:style-name="P5"><text:span text:style-name="T2">существование в единственном экземпляре</text:span></text:p>
        </text:list-item>
        <text:list-item>
          <text:p text:style-name="P5"><text:span text:style-name="T2">доступ только для </text:span><text:span text:style-name="T1">Application_allocator</text:span></text:p>
        </text:list-item>
        <text:list-item>
          <text:p text:style-name="P3">синхронизация реализуется стандартной библиотекой на уровне приложения (в <text:span text:style-name="T1">::malloc</text:span> и <text:span text:style-name="T1">::free</text:span>) и на уровне системы при выделении дополнительной памяти</text:p>
        </text:list-item>
      </text:list>
      <text:p text:style-name="Standard"><text:span text:style-name="T1"/></text:p>
      <text:p text:style-name="P2">1.3. Решение.</text:p>
      <text:p text:style-name="P1">System_allocator<text:span text:style-name="T2"> оформить как </text:span>Singleton<text:span text:style-name="T2"> с доступом только для </text:span>Application_allocator.</text:p>
      <text:p text:style-name="P1"/>
      <text:p text:style-name="P1"/>
      <text:p text:style-name="P1">18:00</text:p>
      <text:p text:style-name="P1"/>
      <text:p text:style-name="P1">2. Application_allocator.</text:p>
      <text:p text:style-name="P1"/>
      <text:p text:style-name="P1">1.1. <text:span text:style-name="T2">Вопрос.</text:span></text:p>
      <text:p text:style-name="P1"><text:span text:style-name="T2">Реализация и оформление </text:span>Application_allocator.</text:p>
      <text:p text:style-name="P1"/>
      <text:p text:style-name="P1">1.2. <text:span text:style-name="T2">Обсуждение.</text:span></text:p>
      <text:p text:style-name="P1"><text:span text:style-name="T2"/></text:p>
      <text:p text:style-name="P1"><text:span text:style-name="T2">Объект класса </text:span>Application_allocator (concrete class).</text:p>
      <text:p text:style-name="P2">Поведение:</text:p>
      <text:list xml:id="list5532222504802401071" text:style-name="L3">
        <text:list-item>
          <text:p text:style-name="P4">владеет выделенной у <text:span text:style-name="T1">System_allocator </text:span>памятью и является главным владельцем</text:p>
        </text:list-item>
        <text:list-item>
          <text:p text:style-name="P4">предоставление памяти из предварительно выделенной кучи</text:p>
        </text:list-item>
        <text:list-item>
          <text:p text:style-name="P4">в случае нехватки памяти в предварительно выделенной куче запрашивает дополнительную память у <text:span text:style-name="T1">System_allocator</text:span></text:p>
        </text:list-item>
        <text:list-item>
          <text:p text:style-name="P4">логгирование выделения и освобождения</text:p>
        </text:list-item>
        <text:list-item>
          <text:p text:style-name="P4">существование в единственном экземпляре</text:p>
        </text:list-item>
        <text:list-item>
          <text:p text:style-name="P4">доступ только для <text:span text:style-name="T1">Subsystem_allocator</text:span></text:p>
        </text:list-item>
        <text:list-item>
          <text:p text:style-name="P4">синхронизация реализуется внутренними средствами на уровне приложения</text:p>
        </text:list-item>
      </text:list>
      <text:p text:style-name="P2"/>
      <text:p text:style-name="P2">1.3. Решение.</text:p>
      <text:p text:style-name="P1">Application_allocator<text:span text:style-name="T2"> оформить как </text:span>Singleton<text:span text:style-name="T2"> с доступом только для </text:span>Subsystem_allocat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6T17:34:56.86</meta:creation-date>
    <dc:date>2015-09-06T18:12:45.07</dc:date>
    <meta:editing-duration>PT6M23S</meta:editing-duration>
    <meta:editing-cycles>5</meta:editing-cycles>
    <meta:generator>OpenOffice/4.1.1$Win32 OpenOffice.org_project/411m6$Build-9775</meta:generator>
    <meta:document-statistic meta:table-count="0" meta:image-count="0" meta:object-count="0" meta:page-count="1" meta:paragraph-count="33" meta:word-count="183" meta:character-count="1480"/>
  </office:meta>
</office:document-meta>
</file>